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09b6ac" style:font-size-asian="14pt" style:font-size-complex="16pt"/>
    </style:style>
    <style:style style:name="P3" style:family="paragraph" style:parent-style-name="Standard">
      <style:text-properties fo:font-size="16pt" officeooo:paragraph-rsid="000c4725" style:font-size-asian="14pt" style:font-size-complex="16pt"/>
    </style:style>
    <style:style style:name="P4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paragraph-rsid="0009b6ac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ae00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color="#00ae00" fo:font-size="32pt" officeooo:paragraph-rsid="0009b6ac" style:font-size-asian="32pt" style:font-size-complex="32pt"/>
    </style:style>
    <style:style style:name="P10" style:family="paragraph" style:parent-style-name="Standard">
      <style:text-properties officeooo:paragraph-rsid="0009b6ac"/>
    </style:style>
    <style:style style:name="P11" style:family="paragraph" style:parent-style-name="Standard">
      <style:text-properties fo:color="#ff0000" fo:font-size="16pt" fo:font-weight="bold" officeooo:rsid="000c4725" officeooo:paragraph-rsid="000d876a" style:font-size-asian="14pt" style:font-weight-asian="bold" style:font-size-complex="16pt" style:font-weight-complex="bold"/>
    </style:style>
    <style:style style:name="P12" style:family="paragraph" style:parent-style-name="Standard">
      <style:text-properties fo:color="#ff0000" fo:font-size="16pt" fo:font-weight="bold" officeooo:rsid="000c4725" officeooo:paragraph-rsid="000f2c61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style:font-size-asian="14pt" style:font-size-complex="16pt"/>
    </style:style>
    <style:style style:name="P14" style:family="paragraph" style:parent-style-name="Standard">
      <style:text-properties fo:font-size="16pt" officeooo:rsid="000d876a" officeooo:paragraph-rsid="000d876a" style:font-size-asian="14pt" style:font-size-complex="16pt"/>
    </style:style>
    <style:style style:name="P15" style:family="paragraph" style:parent-style-name="Standard">
      <style:text-properties fo:font-size="16pt" officeooo:rsid="000d876a" officeooo:paragraph-rsid="000f2c61" style:font-size-asian="14pt" style:font-size-complex="16pt"/>
    </style:style>
    <style:style style:name="P16" style:family="paragraph" style:parent-style-name="Standard">
      <style:text-properties fo:font-size="16pt" officeooo:paragraph-rsid="000d876a" style:font-size-asian="14pt" style:font-size-complex="16pt"/>
    </style:style>
    <style:style style:name="P17" style:family="paragraph" style:parent-style-name="Standard">
      <style:text-properties fo:font-size="16pt" officeooo:paragraph-rsid="000f2c61" style:font-size-asian="14pt" style:font-size-complex="16pt"/>
    </style:style>
    <style:style style:name="P18" style:family="paragraph" style:parent-style-name="Standard">
      <style:text-properties fo:font-size="16pt" fo:font-weight="normal" officeooo:paragraph-rsid="000f2c61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310e" style:font-weight-asian="bold" style:font-weight-complex="bold"/>
    </style:style>
    <style:style style:name="T3" style:family="text">
      <style:text-properties fo:font-weight="bold" officeooo:rsid="000f2c6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876a" style:font-weight-asian="normal" style:font-weight-complex="normal"/>
    </style:style>
    <style:style style:name="T6" style:family="text">
      <style:text-properties officeooo:rsid="0006310e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weight="bold" officeooo:rsid="0009b6ac" style:font-weight-asian="bold" style:font-weight-complex="bold"/>
    </style:style>
    <style:style style:name="T9" style:family="text">
      <style:text-properties fo:color="#ff0000" fo:font-weight="bold" officeooo:rsid="000c4725" style:font-weight-asian="bold" style:font-weight-complex="bold"/>
    </style:style>
    <style:style style:name="T10" style:family="text">
      <style:text-properties fo:color="#ff0000" fo:font-weight="normal" style:font-weight-asian="normal" style:font-weight-complex="normal"/>
    </style:style>
    <style:style style:name="T11" style:family="text">
      <style:text-properties fo:color="#ff0000" fo:font-weight="normal" officeooo:rsid="000c4725" style:font-weight-asian="normal" style:font-weight-complex="normal"/>
    </style:style>
    <style:style style:name="T12" style:family="text">
      <style:text-properties officeooo:rsid="0009b6ac"/>
    </style:style>
    <style:style style:name="T13" style:family="text">
      <style:text-properties officeooo:rsid="000d876a"/>
    </style:style>
    <style:style style:name="T14" style:family="text">
      <style:text-properties fo:color="#800000" fo:font-weight="normal" style:font-weight-asian="normal" style:font-weight-complex="normal"/>
    </style:style>
    <style:style style:name="T15" style:family="text">
      <style:text-properties fo:color="#800000" fo:font-weight="normal" officeooo:rsid="000c4725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0c4725" style:font-weight-asian="normal" style:font-weight-complex="normal"/>
    </style:style>
    <style:style style:name="T18" style:family="text">
      <style:text-properties fo:color="#000000" fo:font-weight="normal" officeooo:rsid="000d876a" style:font-weight-asian="normal" style:font-weight-complex="normal"/>
    </style:style>
    <style:style style:name="T19" style:family="text">
      <style:text-properties officeooo:rsid="000f2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<text:span text:style-name="T13">OARD</text:span>18 is ready for use!</text:p>
      <text:p text:style-name="Standard"/>
      <text:p text:style-name="P6">If you <text:span text:style-name="T12">would like to </text:span>play <text:span text:style-name="T12">an</text:span> 18xx game via Email <text:s/>then please consider using BOARD18.</text:p>
      <text:p text:style-name="Standard"/>
      <text:p text:style-name="P3">A BOARD18 game session <text:span text:style-name="T12">can be</text:span> used to display the game board and the stock market for an 18xx game. It runs as a web service accessed via <text:s/>a<text:span text:style-name="T12">ny </text:span>current web browser running on each players computer. BOARD18 currently supports <text:span text:style-name="T12">over 30 different 18xx games. And more game boxes are constantly being added. Come and join the fun.</text:span></text:p>
      <text:p text:style-name="P1"/>
      <text:p text:style-name="P1">The most current release of BOARD18 can be found at <text:span text:style-name="T7">de</text:span><text:span text:style-name="T8">v</text:span><text:span text:style-name="T7">2.board18.org</text:span></text:p>
      <text:p text:style-name="P1"><text:span text:style-name="T4">A BOARD18 players guide is at </text:span><text:span text:style-name="T7">wiki.board18.org/w/Player's_Guide_V</text:span><text:span text:style-name="T8">2.</text:span><text:span text:style-name="T9">5</text:span></text:p>
      <text:p text:style-name="P14"><text:span text:style-name="T17">S</text:span><text:span text:style-name="T16">ee also </text:span><text:span text:style-name="T7">wiki.board18.org/w/How_To_Create_a_BOARD18_WEB_Site</text:span></text:p>
      <text:p text:style-name="P11"><text:span text:style-name="T18">&amp;</text:span> <text:span text:style-name="T13">wiki.board18.org/w/How_to_set_up_an_18xx_game_using_BOARD18</text:span></text:p>
      <text:p text:style-name="P4"><text:span text:style-name="T6">And, of course, t</text:span>he BOARD18 <text:span text:style-name="T19">Documentation</text:span> <text:span text:style-name="T19">W</text:span>eb <text:span text:style-name="T19">Si</text:span>te is at <text:span text:style-name="T7">board18.org</text:span><text:span text:style-name="T1"> </text:span></text:p>
      <text:p text:style-name="P5"/>
      <text:p text:style-name="P5"/>
      <text:p text:style-name="P9">B<text:span text:style-name="T13">OARD</text:span>18 is ready for use!</text:p>
      <text:p text:style-name="P10"/>
      <text:p text:style-name="P7">If you <text:span text:style-name="T12">would like to </text:span>play <text:span text:style-name="T12">an</text:span> 18xx game via Email <text:s/>then please consider using BOARD18.</text:p>
      <text:p text:style-name="P10"/>
      <text:p text:style-name="P17">A BOARD18 game session <text:span text:style-name="T12">can be</text:span> used to display the game board and the stock market for an 18xx game. It runs as a web service accessed via <text:s/>a<text:span text:style-name="T12">ny </text:span>current web browser running on each players computer. BOARD18 currently supports <text:span text:style-name="T12">over 30 different 18xx games. And more game boxes are constantly being added. Come and join the fun.</text:span></text:p>
      <text:p text:style-name="P17"/>
      <text:p text:style-name="P17">The most current release of BOARD18 can be found at <text:span text:style-name="T7">de</text:span><text:span text:style-name="T8">v</text:span><text:span text:style-name="T7">2.board18.org</text:span></text:p>
      <text:p text:style-name="P17"><text:span text:style-name="T4">A BOARD18 players guide is at </text:span><text:span text:style-name="T7">wiki.board18.org/w/Player's_Guide_V</text:span><text:span text:style-name="T8">2.</text:span><text:span text:style-name="T9">5</text:span></text:p>
      <text:p text:style-name="P15"><text:span text:style-name="T17">S</text:span><text:span text:style-name="T16">ee also </text:span><text:span text:style-name="T7">wiki.board18.org/w/How_To_Create_a_BOARD18_WEB_Site</text:span></text:p>
      <text:p text:style-name="P12"><text:span text:style-name="T18">&amp;</text:span> <text:span text:style-name="T13">wiki.board18.org/w/How_to_set_up_an_18xx_game_using_BOARD18</text:span></text:p>
      <text:p text:style-name="P18"><text:span text:style-name="T6">And, of course, t</text:span>he BOARD18 <text:span text:style-name="T19">Documentation</text:span> <text:span text:style-name="T19">W</text:span>eb <text:span text:style-name="T19">Si</text:span>te is at<text:span text:style-name="T1"> </text:span><text:span text:style-name="T7">board18.org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4-08-08T08:37:09</meta:creation-date>
    <meta:print-date>2017-08-11T08:47:00.769854484</meta:print-date>
    <dc:date>2017-08-11T08:42:20.796761121</dc:date>
    <meta:editing-duration>PT26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26" meta:character-count="1520" meta:non-whitespace-character-count="1304"/>
  </office:meta>
</office:document-meta>
</file>